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83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2cm" svg:height="12.733cm" svg:x="2.8cm" svg:y="4.267cm">
          <draw:text-box>
            <text:p>一个两位数，十位上的数字比个位上的数字大3，个位上的数字加十位上的数字是这个数字的7分之1，求这个两位数。</text:p>
            <text:p/>
            <text:p/>
            <text:p>甲乙两地相距20公里，AB两人同时从甲乙两地相向同时出发，则2小时后相遇，这时A返回甲地，B继续向甲行进，当A到达甲时，B距甲还有2公里。问AB的速度。</text:p>
            <text:p/>
            <text:p/>
            <text:p>将若干鸡放入若干笼中，若每个笼中放4只鸡，则有1只鸡无笼可放，若每个笼里放5只鸡，则有1个笼空着。问有几个笼子，几只鸡。</text:p>
            <text:p/>
            <text:p/>
            <text:p>从甲地到乙地有一段平路和一段上坡路。如果骑自行车平路每小时骑15公里，上坡路每小时骑10公里，下坡路每小时骑18公里，那么从甲地到乙地需19分钟，从乙地到甲地需15分钟。问甲地到乙地多远？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1" draw:layer="layout" svg:x1="5cm" svg:y1="8.4cm" svg:x2="14cm" svg:y2="8.4cm">
          <text:p/>
        </draw:line>
        <draw:line draw:style-name="gr3" draw:text-style-name="P1" draw:layer="layout" svg:x1="14cm" svg:y1="8.4cm" svg:x2="21.2cm" svg:y2="6.8cm">
          <text:p/>
        </draw:line>
        <draw:frame draw:style-name="gr4" draw:layer="layout" svg:width="1.137cm" svg:height="1.072cm" svg:x="3.7cm" svg:y="7.2cm">
          <draw:text-box>
            <text:p>甲</text:p>
          </draw:text-box>
        </draw:frame>
        <draw:frame draw:style-name="gr4" draw:layer="layout" svg:width="1.137cm" svg:height="1.072cm" svg:x="21.2cm" svg:y="5.7cm">
          <draw:text-box>
            <text:p>乙</text:p>
          </draw:text-box>
        </draw:frame>
        <draw:line draw:style-name="gr3" draw:text-style-name="P1" draw:layer="layout" svg:x1="14cm" svg:y1="8cm" svg:x2="14cm" svg:y2="8.8cm">
          <text:p/>
        </draw:line>
        <draw:frame draw:style-name="gr5" draw:layer="layout" svg:width="0.815cm" svg:height="0.963cm" svg:x="8cm" svg:y="7cm">
          <draw:text-box>
            <text:p>x</text:p>
          </draw:text-box>
        </draw:frame>
        <draw:frame draw:style-name="gr6" draw:layer="layout" svg:width="0.811cm" svg:height="0.963cm" svg:x="17.2cm" svg:y="6.293cm">
          <draw:text-box>
            <text:p>y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Zhang</meta:initial-creator>
    <meta:creation-date>2025-03-03T19:48:52.48</meta:creation-date>
    <meta:editing-duration>PT2H41M5S</meta:editing-duration>
    <meta:editing-cycles>6</meta:editing-cycles>
    <dc:date>2025-03-14T20:44:46.67</dc:date>
    <dc:creator>Eric Zhang</dc:creator>
    <meta:generator>OpenOffice/4.1.2$Win32 OpenOffice.org_project/412m3$Build-9782</meta:generator>
    <meta:document-statistic meta:object-count="33"/>
  </office:meta>
</office:document-meta>
</file>